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Cantarell" fo:font-size="10.5pt" fo:letter-spacing="normal" fo:font-style="normal" fo:font-weight="normal"/>
    </style:style>
    <style:style style:name="P2" style:family="paragraph" style:parent-style-name="Standard">
      <style:text-properties fo:font-variant="normal" fo:text-transform="none" fo:color="#000000" fo:letter-spacing="normal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normal" officeooo:paragraph-rsid="001aa14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style:text-underline-style="solid" style:text-underline-width="auto" style:text-underline-color="font-color" fo:font-weight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10.5pt" fo:letter-spacing="normal" fo:font-style="normal" fo:font-weight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Cantarell" fo:font-size="24pt" fo:letter-spacing="normal" fo:font-style="normal" fo:font-weight="normal" officeooo:paragraph-rsid="001aa14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fo:letter-spacing="normal" officeooo:paragraph-rsid="001aa14e"/>
    </style:style>
    <style:style style:name="P10" style:family="paragraph" style:parent-style-name="Standard">
      <style:paragraph-properties fo:margin-top="0cm" fo:margin-bottom="0.499cm" loext:contextual-spacing="false"/>
      <style:text-properties fo:color="#000000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font-variant="normal" fo:text-transform="none" fo:color="#000000" fo:letter-spacing="normal" officeooo:paragraph-rsid="001aa14e"/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/>
      <style:text-properties fo:font-variant="normal" fo:text-transform="none" fo:color="#000000" fo:letter-spacing="normal"/>
    </style:style>
    <style:style style:name="P14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P15" style:family="paragraph" style:parent-style-name="Preformatted_20_Text">
      <style:paragraph-properties fo:margin-top="0cm" fo:margin-bottom="0.499cm" loext:contextual-spacing="false"/>
      <style:text-properties fo:font-variant="normal" fo:text-transform="none" fo:color="#000000" style:font-name="Cantarell" fo:font-size="10.5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antarell" fo:font-size="10.5pt" fo:font-style="normal" fo:font-weight="normal"/>
    </style:style>
    <style:style style:name="T4" style:family="text">
      <style:text-properties fo:font-variant="normal" fo:text-transform="none" fo:color="#000000" style:font-name="Cantarell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TP3 - Python funciones</text:span></text:p>
      <text:p text:style-name="P4"/>
      <text:p text:style-name="P7">Por favor dar un concepto de los siguientes términos</text:p>
      <text:p text:style-name="P4"/>
      <text:p text:style-name="P4">"Una función es una porción o bloque de código reutilizable que se encarga de realizar una determinada tarea."</text:p>
      <text:p text:style-name="P7">Funciones en Python.</text:p>
      <text:p text:style-name="P4">¿Cual es el propósito de estas?</text:p>
      <text:p text:style-name="P7">Define la sentencia def</text:p>
      <text:p text:style-name="P1"><text:span text:style-name="T1"/></text:p>
      <text:p text:style-name="P5"><text:span text:style-name="T1">Tu definición de:</text:span> </text:p>
      <text:p text:style-name="P4">funciones, encabezado, cuerpo, sintaxis, <text:s/>ámbitos, parámetros y argumentos</text:p>
      <text:p text:style-name="P6">datos:</text:p>
      <text:p text:style-name="P4">Parámetros</text:p>
      <text:p text:style-name="P1">Orden de los parámetros</text:p>
      <text:p text:style-name="P1">Listas como parámetro por posición y nombre</text:p>
      <text:p text:style-name="P1">Argumentos determinados</text:p>
      <text:p text:style-name="P1">Por posición </text:p>
      <text:p text:style-name="P1">Por nombre</text:p>
      <text:p text:style-name="P1">Argumentos indeterminados</text:p>
      <text:p text:style-name="Standard"/>
      <text:p text:style-name="P1">Por posición - tipo tupla, definiendo el parámetro con un asterisco, para recibir los parámetros indeterminados</text:p>
      <text:p text:style-name="P1">Por nombre - tipo Diccionarios, definiendo el parámetro con dos asterisco, para recibir un número indeterminado de parámetros por nombre (clave-valor o en inglés keyword args)</text:p>
      <text:p text:style-name="P4"/>
      <text:p text:style-name="P6">Sentencia return</text:p>
      <text:p text:style-name="P4">Retorno determinados</text:p>
      <text:p text:style-name="P4">Retorno múltiples</text:p>
      <text:p text:style-name="P4"><text:span text:style-name="T2">datos:</text:span> </text:p>
      <text:p text:style-name="P4">Tengan en cuenta que en Python, las funciones son objetos.</text:p>
      <text:p text:style-name="P5">Tengan en cuenta que en Python, las funciones son objetos.</text:p>
      <text:p text:style-name="P11"><text:span text:style-name="T3">['__annotations__', '__call__', '__class__', '__closure__', '__code__', '__defaults__', '__delattr__', '__dict__', '__dir__', '__doc__', '__eq__', '__format__', '__ge__', '__get__', '__getattribute__', '__globals__', '__gt__', '__hash__', '__init__', '__kwdefaults__', '__le__', <text:s/>'__lt__', '__module__', '__name__', '__ne__', '__new__', '__qualname__', '__reduce__', '__reduce_ex__', '__repr__', '__setattr__', '__sizeof__', '__str__', '__subclasshook__']</text:span></text:p>
      <text:p text:style-name="P3"/>
      <text:p text:style-name="P4">Da un ejemplo con <text:span text:style-name="T1">dir</text:span> </text:p>
      <text:p text:style-name="P4"/>
      <text:p text:style-name="P4">Explica el ejemplo de <text:span text:style-name="T1">help</text:span> y modifícalo</text:p>
      <text:p text:style-name="P4">def funcion():</text:p>
      <text:p text:style-name="P2"><text:s text:c="4"/><text:span text:style-name="T3">'''Esto es un mensaje que debería explicar que hace la función.'''</text:span></text:p>
      <text:p text:style-name="P2"><text:s text:c="4"/><text:span text:style-name="T3">print( 'esto es una minimicrofuncion sin imaginación')</text:span></text:p>
      <text:p text:style-name="Standard"/>
      <text:p text:style-name="P1">help(funcion)</text:p>
      <text:p text:style-name="Standard"/>
      <text:p text:style-name="P4"/>
      <text:p text:style-name="P4">Python permite llamar a una función de manera dinámica, en forma de funciones nativas: <text:span text:style-name="T1">locals() y globals().</text:span></text:p>
      <text:p text:style-name="P4">Tu definición de ambas y un ejemplo</text:p>
      <text:p text:style-name="P4"/>
      <text:p text:style-name="P4"><text:soft-page-break/><text:span text:style-name="T1">Tu definición de:</text:span> </text:p>
      <text:p text:style-name="P4">closures, recursividad y funciones anidadas. Da un ejemplo de cada una</text:p>
      <text:p text:style-name="P4"/>
      <text:p text:style-name="P7">Tu definición de: </text:p>
      <text:p text:style-name="P4">Funciones de orden superior y decoradores. Da un ejemplo de cada una</text:p>
      <text:p text:style-name="P4"/>
      <text:p text:style-name="P7">Tu definición de: </text:p>
      <text:p text:style-name="P4">Funciones anónimas con lambdas. Da un ejemplo de cada una</text:p>
      <text:p text:style-name="P4"/>
      <text:p text:style-name="P4">saludos</text:p>
      <text:p text:style-name="P10"/>
      <text:p text:style-name="P15">-- </text:p>
      <text:p text:style-name="P13"><text:s/><text:span text:style-name="T3">Atte.</text:span></text:p>
      <text:p text:style-name="P14">García T, Ariel H</text:p>
      <text:p text:style-name="P14">Socio Gerente - Presidente </text:p>
      <text:p text:style-name="P14">Mithril S.R.L.&amp;</text:p>
      <text:p text:style-name="P14">Trading New Technologies SA <text:s/></text:p>
      <text:p text:style-name="P14">Laprida 3460 - V.Martelli - Prov. de Bs.As.</text:p>
      <text:p text:style-name="P14">+54+11 4137 -6776 (rot + fax)</text:p>
      <text:p text:style-name="P14">"Hay 10 tipos de personas, las que piensan en binario y las que no"</text:p>
      <text:p text:style-name="P12"/>
      <text:p text:style-name="P12"><text:span text:style-name="T4">Este mensaje y sus adjuntos son para uso exclusivo del usuario de la dirección de correo electrónico a quien esta dirigido y podrían contener información confidencial. Si usted hubiese recibido por error este mensaje, por favor informe de tal situación inmediatamente a </text:span><text:a xlink:type="simple" xlink:href="mailto:admin@tnt-lab.com.ar" text:style-name="Internet_20_link" text:visited-style-name="Visited_20_Internet_20_Link">admin@tnt-lab.com.ar</text:a><text:span text:style-name="T4"> y elimínelo de su sistema. No lo copie, reproduzca, distribuya ni revele su contenido.No se garantiza la seguridad o la exactitud de las comunicaciones por Internet debido a que la información podría ser interceptada, modificada, perdida, llegar tarde o contener virus. El emisor, por lo tanto, no acepta responsabilidad por errores u omisiones en el texto de este mensaje que surjan a partir de una transmisión por Interne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5:46:44.518454855</meta:creation-date>
    <dc:date>2019-10-23T15:50:29.876896262</dc:date>
    <meta:editing-duration>PT3M49S</meta:editing-duration>
    <meta:editing-cycles>1</meta:editing-cycles>
    <meta:generator>LibreOffice/6.2.7.1$Linux_X86_64 LibreOffice_project/20$Build-1</meta:generator>
    <meta:document-statistic meta:table-count="0" meta:image-count="0" meta:object-count="0" meta:page-count="2" meta:paragraph-count="50" meta:word-count="434" meta:character-count="2987" meta:non-whitespace-character-count="2581"/>
  </office:meta>
</office:document-meta>
</file>